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10.2022 13:06:45&#13;&#13;__ Compilation of the extension &quot;For all users&quot; __&#13;&#13;&#13;Extension package created : yw-cnv-Ls-0.99.0.oxt&#13;Update file created : yw-cnv-Ls.update.xml&#13;&#13;16.10.2022 13:06: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lo2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861089453032669524"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809968392359210153" text:style-name="L2">
        <text:list-item>
          <text:p text:style-name="P44">Version 2.1.2 :</text:p>
        </text:list-item>
      </text:list>
      <text:list xml:id="list178158713726112465" text:style-name="L3">
        <text:list-item>
          <text:list>
            <text:list-item>
              <text:p text:style-name="P45">Localized help : resolved non-functional hyperlink due to API incompatibility introduced by Apache OpenOffice 4.1 (and LibreOffice 4.0).</text:p>
            </text:list-item>
          </text:list>
        </text:list-item>
      </text:list>
      <text:list xml:id="list31759604" text:continue-list="list6809968392359210153" text:style-name="L2">
        <text:list-item>
          <text:p text:style-name="P44">Version 2.1.1 :</text:p>
        </text:list-item>
      </text:list>
      <text:list xml:id="list304056634236756859"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1761034" text:continue-list="list31759604" text:style-name="L2">
        <text:list-item>
          <text:p text:style-name="P44">Version 2.1.0 :</text:p>
        </text:list-item>
      </text:list>
      <text:list xml:id="list387665432958709380"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1770046" text:continue-list="list31761034" text:style-name="L2">
        <text:list-item>
          <text:p text:style-name="P44">Version 2.0.0 :</text:p>
        </text:list-item>
      </text:list>
      <text:list xml:id="list3936114722594106613"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1757740" text:continue-list="list31770046" text:style-name="L2">
        <text:list-item>
          <text:p text:style-name="P44">Version 1.5.3 :</text:p>
        </text:list-item>
      </text:list>
      <text:list xml:id="list5995811467237870239"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565821256602546205"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o2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66166573380282468"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70032534131438441"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82481460129078127"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77341939277754194"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86387305473513439"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489579083479650538"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172837475302420824"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96468411102850545"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910758964196603723" text:style-name="L17">
        <text:list-item>
          <text:p text:style-name="P59">Arg1 : <text:span text:style-name="InstructionMacro">String</text:span> : mandatory, type of control used for the button</text:p>
        </text:list-item>
      </text:list>
      <text:list xml:id="list8197701158149139048"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77542843835512774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58223001089508782"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45200668723692937"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179544072444332987"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3447236438497525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840196254315927778"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7168468296782117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691061386976955573"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71970023294747783"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836531947699391473"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868467534078187979"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67224749598599526"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37027344342857053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530422239566330730"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90691794812591462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29196036874051090"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lo2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Export to a yw7 project.</text:p>
      <text:p text:style-name="P39"><text:soft-page-break/>- Export rewritable documents generated from yw7.<text:line-break/>- Generate a new yw7 file from a work in progress or an outline.</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656926315411098136"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271193864583127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58678622188286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0946119203999803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1766805"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1657185120022746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730313715657752722"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9173392880763924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2</dc:date>
     <text:p>internal</text:p>
     <text:p>Page2</text:p>
     <text:p/>
    </office:annotation>Paragraph styles</text:p>
      <text:p text:style-name="P28"><office:annotation>
     <dc:creator>BM</dc:creator>
     <dc:date>2008-03-13T00:00:00.62</dc:date>
     <text:p>internal</text:p>
     <text:p>Page7</text:p>
     <text:p/>
    </office:annotation>Hyperlinks</text:p>
      <text:p text:style-name="hlp_5f_paragraph"><text:span text:style-name="T14"><office:annotation>
      <dc:creator>BM</dc:creator>
      <dc:date>2008-03-13T00:00:00.62</dc:date>
      <text:p>internal</text:p>
      <text:p>Page3</text:p>
      <text:p/>
     </office:annotation></text:span><text:span text:style-name="T14">Text formatting</text:span></text:p>
      <text:p text:style-name="P28"><office:annotation>
     <dc:creator>BM</dc:creator>
     <dc:date>2008-03-26T00:00:00.6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62</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3</dc:date>
     <text:p>external</text:p>
     <text:p>text/swriter/main0210.xhp</text:p>
     <text:p/>
    </office:annotation><text:span text:style-name="T14">Preview topic</text:span> </text:p>
      <text:p text:style-name="hlp_5f_paragraph">This hyperlink displays <text:s/><office:annotation>
     <dc:creator>BM</dc:creator>
     <dc:date>2008-03-15T00:00:00.6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758115" text:continue-list="list8727119386458312766"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1777488" text:continue-list="list3176680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5</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1774435" text:continue-list="list31758115"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o2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7 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1759376" text:continue-list="list31777488"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text:soft-page-break/></text:p>
      <text:p text:style-name="hlp_5f_head5">Formatting a work in progress:</text:p>
      <text:p text:style-name="hlp_5f_paragraph">A work in progress has no third level heading.</text:p>
      <text:list xml:id="list3176558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175637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o2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71" meta:character-count="8388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lo2yw7", "0.99.0") 

  setExtensionDescription("en, de")
  setDisplayName("en", "lo2yw7 -yw7 export for LibreOffice.")
  setDisplayName("de", "lo2yw7 - yw7-Export für LibreOffice.")
  setTooltip("en, de", "en") ' deprecated ! starting from 3.1,use instead setExtensionDescription
  
  setPublisherName("en", "Peter Triesberger", "https://github.com/peter88213")
  setLicense("en")

  beginUpdateInformation("direct", "direct") 
	setUpdateSource("https://raw.githubusercontent.com/peter88213/lo2yw7/main/", "https://raw.githubusercontent.com/peter88213/lo2yw7/main/dist/")
  endUpdateInformation
  
endDescription  



beginAnnexes 
  useLibrary("Python", "lo2yw7/")
endAnnexes

beginAddonUI


  beginOfficeHelp
	   beginTitles
	  	setTitle("Export to yw7 Help", "en")
    	setTitle("Export zu yw7 Hilfe", "de")
      endTitles
      setURL("Python", "help/help.py", "show_help")
  endOfficeHelp

  beginOfficeMenuBarMerging  
    beginMergeInstruction("StartModule, Writer, Calc")
      setMergePoint(".uno:PickList\.uno:Save", "AddBefore", "Ignore")
      beginMergeItems
        addSeparator
		beginCommand
            beginTitles("Writer, Calc")
		 	    setTitle("Export to yw7", "en")
		        setTitle("Zu yw7 exportieren", "de")
            endTitles
            setURL("Python", "lo2yw7/yw_cnv.py",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Python", "lo2yw7/yw_format.py", "to_blank_lines")
			endCommand  	     
			beginCommand
	            beginTitles
			 	    setTitle("Indent paragraphs that start with '&gt; '", "en")
			        setTitle("Absätze einrücken, die mit '&gt; ' beginnen", "de")
	            endTitles
	    			setURL("Python", "lo2yw7/yw_format.py", "indent_paragraphs")
			endCommand            	
			beginCommand
	            beginTitles
			 	    setTitle("Replace list strokes with bullets", "en")
			        setTitle("Aufzählungsstriche ersetzen", "de")
	            endTitles
	    			setURL("Python", "lo2yw7/yw_format.py", "replace_bullets")
			endCommand
        	addSeparator	   	     
      	endMergeItems           
    endMergeInstruction
  endOfficeMenuBarMerging

  beginAddonMenu
    beginMenu
      beginTitles
	      setTitle("w7 Export")
      endTitles
      beginMenuItems
		beginCommand
            beginTitles("Writer, Calc")
		 	    setTitle("Export to yw7", "en")
		        setTitle("Zu yw7 exportieren", "de")
            endTitles
            setURL("Python", "lo2yw7/yw_cnv.py", "export_yw")
		endCommand
       	addSeparator		
		beginCommand
            beginTitles
		 	    setTitle("Help", "en")
		        setTitle("Hilfe", "de")
            endTitles
            setURL("Python", "help/help.py", "show_help")
		endCommand		
        addSeparator      	
	    beginCommand
            beginTitles
		   	    setTitle("Replace scene dividers with blank lines", "en")
		        setTitle("Abschnittstrenner durch Leerzeilen ersetzen", "de")
            endTitles
		    setURL("Python", "lo2yw7/yw_format.py", "to_blank_lines")
	    endCommand
		beginCommand
        	beginTitles
	 	    	setTitle("Indent paragraphs that start with '&gt; '", "en")
	        	setTitle("Absätze einrücken, die mit '&gt; ' beginnen", "de")
        	endTitles
   			setURL("Python", "lo2yw7/yw_format.py", "indent_paragraphs")
		endCommand
		beginCommand
            beginTitles
		 	    setTitle("Replace list strokes with bullets", "en")
		        setTitle("Aufzählungsstriche ersetzen", "de")
            endTitles
    		setURL("Python", "lo2yw7/yw_format.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